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Number:<text:s/>1</text:p>
      <text:p text:style-name="Normal">Name:<text:s/><text:span text:style-name="T2">Tickets and Pre-Ordered Ticket</text:span></text:p>
      <text:p text:style-name="Normal">Summary:<text:s/>Customers can order/pre-order tickets</text:p>
      <text:p text:style-name="Normal">Priority:<text:s text:c="2"/>3</text:p>
      <text:p text:style-name="Normal">Preconditions:<text:s/>Customers are logged in</text:p>
      <text:p text:style-name="Normal">Postconditions:<text:s/>Customer gets a ticket digitally sent</text:p>
      <text:p text:style-name="Normal">Primary Actor(s):<text:s/>registered user</text:p>
      <text:p text:style-name="Normal">Secondary Actor(s):<text:s/>cinema staff</text:p>
      <text:p text:style-name="Normal"/>
      <text:p text:style-name="Normal">Number:<text:s/>2</text:p>
      <text:p text:style-name="Normal">Name:<text:span text:style-name="T3"><text:s/>VIP area access</text:span></text:p>
      <text:p text:style-name="Normal">Summary:<text:s/>Customers can choose to pay extra for access to the VIP area</text:p>
      <text:p text:style-name="Normal">Priority:<text:s text:c="2"/>2</text:p>
      <text:p text:style-name="Normal">Preconditions:<text:s/>Customers are logged in</text:p>
      <text:p text:style-name="Normal">Postconditions:<text:s/>Customers will<text:s/>be given a special ticket</text:p>
      <text:p text:style-name="Normal">Primary Actor(s):<text:s/>registered user</text:p>
      <text:p text:style-name="Normal">Secondary Actor(s):<text:s/>cinema staff</text:p>
      <text:p text:style-name="Normal"/>
      <text:p text:style-name="Normal">Number:<text:s/>3</text:p>
      <text:p text:style-name="Normal">Name: Browse a movie</text:p>
      <text:p text:style-name="Normal">Summary: Customers can browse movie options</text:p>
      <text:p text:style-name="Normal">Priority:<text:s text:c="2"/>5</text:p>
      <text:p text:style-name="Normal">Preconditions:<text:s/>Be in their website</text:p>
      <text:p text:style-name="Normal">Postconditions:<text:s/>They get to click and see details on the movie<text:s/></text:p>
      <text:p text:style-name="Normal">Primary Actor(s):<text:s/>unregisted user</text:p>
      <text:p text:style-name="Normal">Secondary Actor(s):<text:s/>system database</text:p>
      <text:p text:style-name="Normal"/>
      <text:p text:style-name="Normal"/>
      <text:soft-page-break/>
      <text:p text:style-name="Normal">Number:<text:s/>4</text:p>
      <text:p text:style-name="Normal">Name: Loyalty points</text:p>
      <text:p text:style-name="Normal">Summary: Customers can spend loyalty points to get discounts</text:p>
      <text:p text:style-name="Normal">Priority:<text:s text:c="2"/>4</text:p>
      <text:p text:style-name="Normal">Preconditions: Customer is logged in</text:p>
      <text:p text:style-name="Normal">Postconditions: Customers loyalty point is lowered and they get discounts</text:p>
      <text:p text:style-name="Normal">Primary Actor(s):<text:s/>registered user</text:p>
      <text:p text:style-name="Normal">Secondary Actor(s): Staff</text:p>
      <text:p text:style-name="Normal"/>
      <text:p text:style-name="Normal">Number:<text:s/>5</text:p>
      <text:p text:style-name="Normal">Name:<text:s/><text:span text:style-name="T4">Reviews</text:span></text:p>
      <text:p text:style-name="Normal">Summary:<text:s/>Customer can rate movies they’ve watched</text:p>
      <text:p text:style-name="Normal">Priority:<text:s text:c="2"/>3</text:p>
      <text:p text:style-name="Normal">Preconditions:<text:s/>Customer is logged in</text:p>
      <text:p text:style-name="Normal">Postconditions:<text:s/>Customer’s review is posted</text:p>
      <text:p text:style-name="Normal">Primary Actor(s):<text:s/>Customer</text:p>
      <text:p text:style-name="Normal">Secondary Actor(s):<text:s/>System database</text:p>
      <text:p text:style-name="Normal"/>
      <text:p text:style-name="Normal">Number:<text:s/>6</text:p>
      <text:p text:style-name="Normal">Name:<text:s/>Order food and beverages</text:p>
      <text:p text:style-name="Normal">Summary:<text:s/>Customers can order food for the movie they’re watching where the staff will bring it</text:p>
      <text:p text:style-name="Normal">Priority:<text:s text:c="2"/>3</text:p>
      <text:p text:style-name="Normal">Preconditions:<text:s/>Customer are logged in</text:p>
      <text:p text:style-name="Normal">Postconditions:<text:s/>Customer gets their food</text:p>
      <text:p text:style-name="Normal">Primary Actor(s):<text:s/>registered user<text:tab/></text:p>
      <text:p text:style-name="Normal">Secondary Actor(s):<text:s/>system database</text:p>
      <text:p text:style-name="Normal"/>
      <text:p text:style-name="Normal"/>
      <text:p text:style-name="Normal"/>
      <text:p text:style-name="Normal">Number:<text:s/>7</text:p>
      <text:p text:style-name="Normal">Name:<text:s/>Customer service</text:p>
      <text:p text:style-name="Normal">Summary:<text:s/>Customers can contact customer service for help with issues</text:p>
      <text:p text:style-name="Normal">Priority:<text:s text:c="2"/>4</text:p>
      <text:p text:style-name="Normal">Preconditions:<text:s/>customers are logged in</text:p>
      <text:p text:style-name="Normal">Postconditions:<text:s/>customers<text:s/>get<text:s/>to call customer service</text:p>
      <text:p text:style-name="Normal">Primary Actor(s):<text:s/>registered user</text:p>
      <text:p text:style-name="Normal">Secondary Actor(s):<text:s/>system databas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wen owen</meta:initial-creator>
    <dc:creator>owen owen</dc:creator>
    <meta:creation-date>2025-10-23T18:51:00Z</meta:creation-date>
    <dc:date>2025-10-23T18:51:00Z</dc:date>
    <meta:template xlink:href="Normal" xlink:type="simple"/>
    <meta:editing-cycles>2</meta:editing-cycles>
    <meta:editing-duration>PT60S</meta:editing-duration>
    <meta:document-statistic meta:page-count="3" meta:paragraph-count="3" meta:word-count="283" meta:character-count="1894" meta:row-count="13" meta:non-whitespace-character-count="1614"/>
  </office:meta>
</office:document-meta>
</file>